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baea" officeooo:paragraph-rsid="0000baea" style:font-weight-asian="bold" style:font-weight-complex="bold"/>
    </style:style>
    <style:style style:name="P2" style:family="paragraph" style:parent-style-name="Standard">
      <style:text-properties officeooo:rsid="0000baea" officeooo:paragraph-rsid="0000baea"/>
    </style:style>
    <style:style style:name="P3" style:family="paragraph" style:parent-style-name="Standard">
      <style:text-properties officeooo:rsid="000a1b1a" officeooo:paragraph-rsid="0000baea"/>
    </style:style>
    <style:style style:name="P4" style:family="paragraph" style:parent-style-name="Standard">
      <style:text-properties officeooo:rsid="000c9b6d" officeooo:paragraph-rsid="000c9b6d"/>
    </style:style>
    <style:style style:name="P5" style:family="paragraph" style:parent-style-name="Standard">
      <style:text-properties officeooo:rsid="000dd87e" officeooo:paragraph-rsid="000dd87e"/>
    </style:style>
    <style:style style:name="P6" style:family="paragraph" style:parent-style-name="Standard">
      <style:text-properties officeooo:rsid="000e234c" officeooo:paragraph-rsid="000e234c"/>
    </style:style>
    <style:style style:name="T1" style:family="text">
      <style:text-properties fo:font-weight="bold" officeooo:rsid="000bb59f" style:font-weight-asian="bold" style:font-weight-complex="bold"/>
    </style:style>
    <style:style style:name="T2" style:family="text">
      <style:text-properties officeooo:rsid="000bb59f"/>
    </style:style>
    <style:style style:name="T3" style:family="text">
      <style:text-properties officeooo:rsid="000dd8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User</text:span> guide for application Discotheque</text:p>
      <text:p text:style-name="P2"/>
      <text:p text:style-name="P4">On passe en français!</text:p>
      <text:p text:style-name="P4"/>
      <text:p text:style-name="P4">L’application permet de gérer une discothèque (dans le sens base de disques).</text:p>
      <text:p text:style-name="P4">Elle permet de :</text:p>
      <text:p text:style-name="P4">- consulter et mettre à jour une liste d’artistes</text:p>
      <text:p text:style-name="P4">- consulter et mettre à jour une liste de disques</text:p>
      <text:p text:style-name="P4">- consulter la liste des types de disques (ex : album, single &amp; EP,…)</text:p>
      <text:p text:style-name="P4">- consulter la liste des styles de musique</text:p>
      <text:p text:style-name="P4"/>
      <text:p text:style-name="P4">A l’exécution le menu principal s’affiche et donne les instructions selon <text:span text:style-name="T3">les choix:</text:span></text:p>
      <text:p text:style-name="P4"><text:span text:style-name="T1"/></text:p>
      <text:p text:style-name="P3">menu artistes =&gt; saisir 1</text:p>
      <text:p text:style-name="P3">menu disques =&gt; saisir 2</text:p>
      <text:p text:style-name="P3">afficher types =&gt; saisir 3</text:p>
      <text:p text:style-name="P3">afficher styles =&gt; saisir 4</text:p>
      <text:p text:style-name="P3">quitter =&gt; saisir 5</text:p>
      <text:p text:style-name="P3"/>
      <text:p text:style-name="P5">Les menus “artistes” et “disques” ouvrent un sous-menu:</text:p>
      <text:p text:style-name="P3"/>
      <text:p text:style-name="P3">tout afficher =&gt; saisir 1</text:p>
      <text:p text:style-name="P3">ajouter =&gt; saisir 2</text:p>
      <text:p text:style-name="P3">modifier =&gt; saisir 3</text:p>
      <text:p text:style-name="P3">supprimer =&gt; saisir 4</text:p>
      <text:p text:style-name="P3">revenir au menu principal =&gt; saisir 5</text:p>
      <text:p text:style-name="P3"/>
      <text:p text:style-name="P6">Dans le cas des mises à jour d’artistes ou de disques, une aide à la saisie est proposée par affichage des listes existantes, permettant de récupérer les identifiants des données à saisir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3-20T17:36:40.157000000</dc:date>
    <meta:editing-duration>PT43M18S</meta:editing-duration>
    <meta:editing-cycles>16</meta:editing-cycles>
    <meta:document-statistic meta:table-count="0" meta:image-count="0" meta:object-count="0" meta:page-count="1" meta:paragraph-count="21" meta:word-count="167" meta:character-count="931" meta:non-whitespace-character-count="785"/>
  </office:meta>
</office:document-meta>
</file>